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887cm" style:rel-column-width="1070*"/>
    </style:style>
    <style:style style:name="Таблица1.B" style:family="table-column">
      <style:table-column-properties style:column-width="1.889cm" style:rel-column-width="1071*"/>
    </style:style>
    <style:style style:name="Таблица1.F" style:family="table-column">
      <style:table-column-properties style:column-width="1.891cm" style:rel-column-width="107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I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b041a" officeooo:paragraph-rsid="001b041a" style:font-weight-asian="bold" style:font-weight-complex="bold"/>
    </style:style>
    <style:style style:name="P3" style:family="paragraph" style:parent-style-name="Table_20_Contents">
      <style:text-properties officeooo:rsid="001b041a" officeooo:paragraph-rsid="001b041a"/>
    </style:style>
    <style:style style:name="P4" style:family="paragraph" style:parent-style-name="Standard">
      <style:text-properties officeooo:rsid="001b041a" officeooo:paragraph-rsid="001caba0"/>
    </style:style>
    <style:style style:name="P5" style:family="paragraph" style:parent-style-name="Table_20_Contents">
      <style:text-properties fo:color="#c9211e" loext:opacity="100%" officeooo:rsid="001b041a" officeooo:paragraph-rsid="001b041a"/>
    </style:style>
    <style:style style:name="P6" style:family="paragraph" style:parent-style-name="Table_20_Contents">
      <style:text-properties officeooo:rsid="001caba0" officeooo:paragraph-rsid="001caba0"/>
    </style:style>
    <style:style style:name="P7" style:family="paragraph" style:parent-style-name="Table_20_Contents">
      <style:text-properties fo:color="#000000" loext:opacity="100%" officeooo:rsid="001caba0" officeooo:paragraph-rsid="001caba0"/>
    </style:style>
    <style:style style:name="T1" style:family="text">
      <style:text-properties officeooo:rsid="001ca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ущности </text:p>
      <text:p text:style-name="P1">ПОЛЬЗОВАТЕЛИ </text:p>
      <text:p text:style-name="Standard">Атрибуты</text:p>
      <text:p text:style-name="Standard"><text:s text:c="4"/>1.Роль(</text:p>
      <text:p text:style-name="Standard"><text:s text:c="8"/>гость(не авторизованный пользователь)</text:p>
      <text:p text:style-name="Standard"><text:s text:c="8"/>пользователь(зарегистрированный сотрудник)</text:p>
      <text:p text:style-name="Standard"><text:s text:c="8"/>специалист техподдержки (инженер)</text:p>
      <text:p text:style-name="Standard"><text:s text:c="8"/>администратор системы</text:p>
      <text:p text:style-name="Standard"><text:s text:c="3"/>)</text:p>
      <text:p text:style-name="Standard"><text:s text:c="4"/>2.Логин - уникальное</text:p>
      <text:p text:style-name="Standard"><text:s text:c="4"/>3.Пароль - хеширует с помощью КОДА</text:p>
      <text:p text:style-name="Standard"><text:s text:c="4"/>4.Полное имя</text:p>
      <text:p text:style-name="Standard"/>
      <text:p text:style-name="P1">ЗАЯВКА</text:p>
      <text:p text:style-name="Standard">Атрибуты</text:p>
      <text:p text:style-name="Standard"><text:s text:c="4"/><text:tab/>1.Тема</text:p>
      <text:p text:style-name="Standard"><text:s text:c="4"/><text:tab/>2.категория(справочник)</text:p>
      <text:p text:style-name="Standard"><text:s text:c="4"/><text:tab/>3.Описание проблемы</text:p>
      <text:p text:style-name="Standard"><text:s text:c="3"/><text:tab/>4.Приоритет(низкий, средний,высокий)</text:p>
      <text:p text:style-name="Standard"><text:s text:c="3"/><text:tab/>5.Путь к файлу(скриншот,лог)</text:p>
      <text:p text:style-name="Standard"><text:s text:c="4"/><text:tab/><text:span text:style-name="T1">6.пользователь_отправитель</text:span></text:p>
      <text:p text:style-name="Standard"><text:tab/><text:span text:style-name="T1">7.статус_заявки(в работе,новое,выполненно)</text:span></text:p>
      <text:p text:style-name="Standard"><text:tab/><text:span text:style-name="T1">8.пользователь_специалист</text:span></text:p>
      <text:p text:style-name="P2">Заявка</text:p>
      <text:p text:style-name="Standard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F"/>
        <table:table-column table:style-name="Таблица1.B" table:number-columns-repeated="3"/>
        <table:table-row>
          <table:table-cell table:style-name="Таблица1.A1" office:value-type="string">
            <text:p text:style-name="P3">id</text:p>
          </table:table-cell>
          <table:table-cell table:style-name="Таблица1.A1" office:value-type="string">
            <text:p text:style-name="P3">Тема</text:p>
          </table:table-cell>
          <table:table-cell table:style-name="Таблица1.A1" office:value-type="string">
            <text:p text:style-name="P3">Категория</text:p>
          </table:table-cell>
          <table:table-cell table:style-name="Таблица1.A1" office:value-type="string">
            <text:p text:style-name="P3">Описание проблемы</text:p>
          </table:table-cell>
          <table:table-cell table:style-name="Таблица1.A1" office:value-type="string">
            <text:p text:style-name="P3">Приоритет</text:p>
          </table:table-cell>
          <table:table-cell table:style-name="Таблица1.A1" office:value-type="string">
            <text:p text:style-name="P3">Путь к файлу</text:p>
          </table:table-cell>
          <table:table-cell table:style-name="Таблица1.A1" office:value-type="string">
            <text:p text:style-name="P4"><text:span text:style-name="T1">пользователь_отправитель</text:span></text:p>
          </table:table-cell>
          <table:table-cell table:style-name="Таблица1.A1" office:value-type="string">
            <text:p text:style-name="P4"><text:span text:style-name="T1">статус_заявки</text:span></text:p>
          </table:table-cell>
          <table:table-cell table:style-name="Таблица1.I1" office:value-type="string">
            <text:p text:style-name="P4"><text:span text:style-name="T1">пользователь_специалист</text:span>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Сломался принтер</text:p>
          </table:table-cell>
          <table:table-cell table:style-name="Таблица1.A2" office:value-type="string">
            <text:p text:style-name="P3">Оргтехника</text:p>
          </table:table-cell>
          <table:table-cell table:style-name="Таблица1.A2" office:value-type="string">
            <text:p text:style-name="P3">Не печатает </text:p>
          </table:table-cell>
          <table:table-cell table:style-name="Таблица1.A2" office:value-type="string">
            <text:p text:style-name="P3">Высокий</text:p>
          </table:table-cell>
          <table:table-cell table:style-name="Таблица1.A2" office:value-type="string">
            <text:p text:style-name="P5">../гте-то_на_сервере_есть_папка_куда_кладуться<text:span text:style-name="T1">_файлы/пользователь/</text:span></text:p>
            <text:p text:style-name="P6">название_файла.jpg</text:p>
          </table:table-cell>
          <table:table-cell table:style-name="Таблица1.A2" office:value-type="string">
            <text:p text:style-name="P7">1</text:p>
          </table:table-cell>
          <table:table-cell table:style-name="Таблица1.A2" office:value-type="string">
            <text:p text:style-name="P7">новая</text:p>
          </table:table-cell>
          <table:table-cell table:style-name="Таблица1.I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компьютер</text:p>
          </table:table-cell>
          <table:table-cell table:style-name="Таблица1.A2" office:value-type="string">
            <text:p text:style-name="P6">Програмное обеспечение</text:p>
          </table:table-cell>
          <table:table-cell table:style-name="Таблица1.A2" office:value-type="string">
            <text:p text:style-name="P6">Компьютер завис</text:p>
          </table:table-cell>
          <table:table-cell table:style-name="Таблица1.A2" office:value-type="string">
            <text:p text:style-name="P6">высокий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новая</text:p>
          </table:table-cell>
          <table:table-cell table:style-name="Таблица1.I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09:43:58.828040895</meta:creation-date>
    <dc:date>2026-02-27T11:05:09.388585078</dc:date>
    <meta:editing-duration>PT49M29S</meta:editing-duration>
    <meta:editing-cycles>1</meta:editing-cycles>
    <meta:generator>LibreOffice/24.8.4.1$Linux_X86_64 LibreOffice_project/480$Build-1</meta:generator>
    <meta:document-statistic meta:table-count="1" meta:image-count="0" meta:object-count="0" meta:page-count="1" meta:paragraph-count="48" meta:word-count="74" meta:character-count="852" meta:non-whitespace-character-count="742"/>
  </office:meta>
</office:document-meta>
</file>